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1.396cm" fo:min-width="2.112cm"/>
      <style:paragraph-properties style:writing-mode="lr-tb"/>
    </style:style>
    <style:style style:name="gr2" style:family="graphic" style:parent-style-name="standard">
      <style:graphic-properties draw:fill-color="#66ff66" draw:textarea-horizontal-align="justify" draw:textarea-vertical-align="middle" draw:auto-grow-height="false" fo:min-height="1.726cm" fo:min-width="2.437cm"/>
      <style:paragraph-properties style:writing-mode="lr-tb"/>
    </style:style>
    <style:style style:name="gr3" style:family="graphic" style:parent-style-name="standard">
      <style:graphic-properties draw:fill-color="#66ff66" draw:textarea-horizontal-align="justify" draw:textarea-vertical-align="middle" draw:auto-grow-height="false" fo:min-height="0.914cm" fo:min-width="3.656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marker-end="Arrowheads_20_2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96cm" fo:min-width="4.07cm"/>
      <style:paragraph-properties style:writing-mode="lr-tb"/>
    </style:style>
    <style:style style:name="gr7" style:family="graphic" style:parent-style-name="standard">
      <style:graphic-properties draw:fill-color="#66ff66" draw:textarea-horizontal-align="justify" draw:textarea-vertical-align="middle" draw:auto-grow-height="false" fo:min-height="1.726cm" fo:min-width="6.682cm"/>
      <style:paragraph-properties style:writing-mode="lr-tb"/>
    </style:style>
    <style:style style:name="gr8" style:family="graphic" style:parent-style-name="standard">
      <style:graphic-properties draw:fill-color="#66ff66" draw:textarea-horizontal-align="justify" draw:textarea-vertical-align="middle" draw:auto-grow-height="false" fo:min-height="1.323cm" fo:min-width="7.13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 fo:min-height="2.669cm" fo:min-width="6.237cm"/>
      <style:paragraph-properties style:writing-mode="lr-tb"/>
    </style:style>
    <style:style style:name="gr11" style:family="graphic" style:parent-style-name="standard">
      <style:graphic-properties draw:fill-color="#c410a7" draw:textarea-horizontal-align="justify" draw:textarea-vertical-align="middle" draw:auto-grow-height="false" fo:min-height="2.056cm" fo:min-width="9.294cm"/>
      <style:paragraph-properties style:writing-mode="lr-tb"/>
    </style:style>
    <style:style style:name="gr12" style:family="graphic" style:parent-style-name="standard">
      <style:graphic-properties svg:stroke-color="#ff0066" draw:marker-end="Arrowheads_20_3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409cm" fo:min-width="6.029cm"/>
      <style:paragraph-properties style:writing-mode="lr-tb"/>
    </style:style>
    <style:style style:name="gr14" style:family="graphic" style:parent-style-name="standard">
      <style:graphic-properties draw:fill-color="#66ff66" draw:textarea-horizontal-align="justify" draw:textarea-vertical-align="middle" draw:auto-grow-height="false" fo:min-height="0.409cm" fo:min-width="6.029cm"/>
      <style:paragraph-properties style:writing-mode="lr-tb"/>
    </style:style>
    <style:style style:name="gr15" style:family="graphic" style:parent-style-name="standard">
      <style:graphic-properties draw:fill-color="#00ffff" draw:textarea-horizontal-align="justify" draw:textarea-vertical-align="middle" draw:auto-grow-height="false" fo:min-height="0.409cm" fo:min-width="6.029cm"/>
      <style:paragraph-properties style:writing-mode="lr-tb"/>
    </style:style>
    <style:style style:name="gr16" style:family="graphic" style:parent-style-name="standard">
      <style:graphic-properties draw:fill-color="#c410a7" draw:textarea-horizontal-align="justify" draw:textarea-vertical-align="middle" draw:auto-grow-height="false" fo:min-height="0.409cm" fo:min-width="7.335cm"/>
      <style:paragraph-properties style:writing-mode="lr-tb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449cm" fo:min-width="2.962cm"/>
      <style:paragraph-properties style:writing-mode="lr-tb"/>
    </style:style>
    <style:style style:name="gr18" style:family="graphic" style:parent-style-name="standard">
      <style:graphic-properties draw:fill-color="#66ff66" draw:textarea-horizontal-align="justify" draw:textarea-vertical-align="middle" draw:auto-grow-height="false" fo:min-height="1.068cm" fo:min-width="4.07cm"/>
      <style:paragraph-properties style:writing-mode="lr-tb"/>
    </style:style>
    <style:style style:name="gr19" style:family="graphic" style:parent-style-name="standard">
      <style:graphic-properties draw:marker-end="Arrowheads_20_3" draw:textarea-vertical-align="middle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22" style:family="graphic" style:parent-style-name="standard">
      <style:graphic-properties draw:fill-color="#00ffff" draw:textarea-horizontal-align="justify" draw:textarea-vertical-align="middle" draw:auto-grow-height="false" fo:min-height="2.384cm" fo:min-width="4.398cm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none" draw:textarea-vertical-align="middle"/>
    </style:style>
    <style:style style:name="gr24" style:family="graphic" style:parent-style-name="standard">
      <style:graphic-properties draw:fill-color="#00ffff" draw:textarea-horizontal-align="justify" draw:textarea-vertical-align="middle" draw:auto-grow-height="false" fo:min-height="2.384cm" fo:min-width="5.702cm"/>
      <style:paragraph-properties style:writing-mode="lr-tb"/>
    </style:style>
    <style:style style:name="gr25" style:family="graphic" style:parent-style-name="standard">
      <style:graphic-properties draw:fill-color="#66ff66" draw:textarea-horizontal-align="justify" draw:textarea-vertical-align="middle" draw:auto-grow-height="false" fo:min-height="1.655cm" fo:min-width="4.58cm"/>
      <style:paragraph-properties style:writing-mode="lr-tb"/>
    </style:style>
    <style:style style:name="P1" style:family="paragraph">
      <style:paragraph-properties fo:text-align="center" style:writing-mode="lr-tb"/>
      <style:text-properties fo:font-size="18.6000003814697pt"/>
    </style:style>
    <style:style style:name="P2" style:family="paragraph">
      <loext:graphic-properties draw:fill-color="#66ff66"/>
      <style:paragraph-properties fo:text-align="center" style:writing-mode="lr-tb"/>
      <style:text-properties fo:font-size="18.6000003814697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ffff"/>
      <style:paragraph-properties fo:text-align="center" style:writing-mode="lr-tb"/>
      <style:text-properties fo:font-size="18.6000003814697pt"/>
    </style:style>
    <style:style style:name="P6" style:family="paragraph">
      <loext:graphic-properties draw:fill-color="#c410a7"/>
      <style:paragraph-properties fo:text-align="center" style:writing-mode="lr-tb"/>
      <style:text-properties fo:font-size="18.6000003814697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ffff"/>
      <style:paragraph-properties fo:text-align="center" style:writing-mode="lr-tb"/>
      <style:text-properties fo:font-size="18.6000003814697pt"/>
    </style:style>
    <style:style style:name="P9" style:family="paragraph">
      <loext:graphic-properties draw:fill="none"/>
      <style:paragraph-properties fo:text-align="center" style:writing-mode="lr-tb"/>
      <style:text-properties fo:font-size="18.6000003814697pt"/>
    </style:style>
    <style:style style:name="P10" style:family="paragraph">
      <loext:graphic-properties draw:fill-color="#66ff66"/>
      <style:paragraph-properties fo:text-align="center"/>
    </style:style>
    <style:style style:name="T1" style:family="text">
      <style:text-properties fo:font-size="18.6000003814697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12cm" svg:height="1.646cm" svg:x="0.636cm" svg:y="0.636cm">
          <text:p text:style-name="P1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612cm" svg:height="1.646cm" svg:x="12.059cm" svg:y="0.636cm">
          <text:p text:style-name="P1"><text:span text:style-name="T1">Block</text:span></text:p>
          <text:p text:style-name="P1"><text:span text:style-name="T1">Enti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937cm" svg:height="1.976cm" svg:x="3.898cm" svg:y="5.244cm">
          <text:p text:style-name="P1"><text:span text:style-name="T1">Wired</text:span></text:p>
          <text:p text:style-name="P1"><text:span text:style-name="T1">Block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76cm" svg:height="1.646cm" svg:x="2.266cm" svg:y="2.939cm">
          <text:p text:style-name="P1"><text:span text:style-name="T1">IWireAnch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205cm" svg:y1="4.586cm" svg:x2="5.205cm" svg:y2="5.245cm">
          <text:p/>
        </draw:line>
        <draw:connector draw:style-name="gr5" draw:text-style-name="P4" draw:layer="layout" svg:x1="1.942cm" svg:y1="2.282cm" svg:x2="3.898cm" svg:y2="6.232cm" draw:start-shape="id1" draw:start-glue-point="2" draw:end-shape="id2" draw:end-glue-point="3" svg:d="M1942 2282v3950h1956" svg:viewBox="0 0 1957 3951">
          <text:p/>
        </draw:connector>
        <draw:custom-shape draw:style-name="gr6" draw:text-style-name="P1" xml:id="id3" draw:id="id3" draw:layer="layout" svg:width="4.57cm" svg:height="1.646cm" svg:x="16.629cm" svg:y="0.636cm">
          <text:p text:style-name="P1"><text:span text:style-name="T1">Block Entity</text:span></text:p>
          <text:p text:style-name="P1"><text:span text:style-name="T1">Behavi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7.182cm" svg:height="1.976cm" svg:x="14.408cm" svg:y="4.056cm">
          <text:p text:style-name="P1"><text:span text:style-name="T1">BEBehaviorWire</text:span></text:p>
          <text:p text:style-name="P1"><text:span text:style-name="T2">Saves WireConnection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10.795cm" svg:height="2.223cm" svg:x="9.207cm" svg:y="12.382cm">
          <text:p text:style-name="P1"><text:span text:style-name="T1">IWireNetwork</text:span></text:p>
          <text:p text:style-name="P1"><text:span text:style-name="T1">Manages Networ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18.914cm" svg:y1="2.282cm" svg:x2="17.999cm" svg:y2="4.056cm" draw:start-shape="id3" draw:start-glue-point="2" draw:end-shape="id4" draw:end-glue-point="0" svg:d="M18914 2282v887h-915v887" svg:viewBox="0 0 916 1775">
          <text:p/>
        </draw:connector>
        <draw:connector draw:style-name="gr5" draw:text-style-name="P4" draw:layer="layout" svg:x1="14.605cm" svg:y1="12.382cm" svg:x2="20.563cm" svg:y2="11.306cm" draw:start-shape="id5" draw:start-glue-point="4" draw:end-shape="id6" svg:d="M14605 12382v-538h5958v-538" svg:viewBox="0 0 5959 1077">
          <text:p/>
        </draw:connector>
        <draw:connector draw:style-name="gr9" draw:text-style-name="P4" draw:layer="layout" draw:line-skew="1.508cm" svg:x1="13.365cm" svg:y1="2.282cm" svg:x2="20.563cm" svg:y2="8.672cm" draw:start-shape="id7" draw:start-glue-point="2" draw:end-shape="id6" draw:end-glue-point="0" svg:d="M13365 2282v4703h7198v1687" svg:viewBox="0 0 7199 6391">
          <text:p/>
        </draw:connector>
        <draw:custom-shape draw:style-name="gr10" draw:text-style-name="P5" xml:id="id8" draw:id="id8" draw:layer="layout" svg:width="9.525cm" svg:height="4.127cm" svg:x="5.715cm" svg:y="7.938cm">
          <text:p text:style-name="P1"><text:span text:style-name="T1">IElectricalBlockEntity</text:span></text:p>
          <text:p text:style-name="P1"><text:span text:style-name="T3">Saves basic</text:span></text:p>
          <text:p text:style-name="P1"><text:span text:style-name="T3">E-network conne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xml:id="id11" draw:id="id11" draw:layer="layout" svg:width="9.794cm" svg:height="2.306cm" svg:x="8.469cm" svg:y="18.088cm">
          <text:p text:style-name="P1"><text:span text:style-name="T1">Any Machine in the mod or in other mods.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.24cm" svg:y1="10.002cm" svg:x2="17.462cm" svg:y2="9.989cm" draw:start-shape="id8" draw:start-glue-point="10" draw:end-shape="id6" draw:end-glue-point="3" svg:d="M15240 10002h1111v-13h1111" svg:viewBox="0 0 2223 14">
          <text:p/>
        </draw:connector>
        <draw:connector draw:style-name="gr5" draw:text-style-name="P4" draw:layer="layout" svg:x1="5.366cm" svg:y1="7.22cm" svg:x2="3.734cm" svg:y2="11.831cm" draw:start-shape="id2" draw:start-glue-point="2" draw:end-shape="id9" draw:end-glue-point="0" svg:d="M5366 7220v2306h-1632v2305" svg:viewBox="0 0 1633 4612">
          <text:p/>
        </draw:connector>
        <draw:connector draw:style-name="gr12" draw:text-style-name="P7" draw:layer="layout" svg:x1="21.59cm" svg:y1="5.044cm" svg:x2="23.664cm" svg:y2="9.989cm" draw:start-shape="id4" draw:end-shape="id6" draw:end-glue-point="1" svg:d="M21590 5044h2575v4945h-501" svg:viewBox="0 0 2576 4946">
          <text:p text:style-name="P4"/>
        </draw:connector>
        <draw:custom-shape draw:style-name="gr13" draw:text-style-name="P1" draw:layer="layout" svg:width="6.529cm" svg:height="0.659cm" svg:x="20.546cm" svg:y="16.771cm">
          <text:p text:style-name="P1"><text:span text:style-name="T1">Base API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529cm" svg:height="0.659cm" svg:x="20.546cm" svg:y="17.759cm">
          <text:p text:style-name="P1"><text:span text:style-name="T1">CatenaryMod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6.529cm" svg:height="0.659cm" svg:x="20.546cm" svg:y="18.746cm">
          <text:p text:style-name="P1"><text:span text:style-name="T1">ElectricNetworkMod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835cm" svg:height="0.659cm" svg:x="19.241cm" svg:y="19.735cm">
          <text:p text:style-name="P1"><text:span text:style-name="T1">VintageEngineering Mod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4.896cm" svg:height="0.987cm" svg:x="22.179cm" svg:y="15.453cm">
          <text:p text:style-name="P1"><text:span text:style-name="T1">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0" draw:id="id10" draw:layer="layout" svg:width="4.57cm" svg:height="1.318cm" svg:x="7.816cm" svg:y="5.574cm">
          <text:p text:style-name="P1"><text:span text:style-name="T1">WireNode</text:span>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svg:x1="7.816cm" svg:y1="6.233cm" svg:x2="6.835cm" svg:y2="6.232cm" draw:start-shape="id10" draw:start-glue-point="3" draw:end-shape="id2" draw:end-glue-point="1" svg:d="M7816 6233h-491v-1h-490" svg:viewBox="0 0 982 2">
          <text:p/>
        </draw:connector>
        <draw:line draw:style-name="gr20" draw:text-style-name="P9" draw:layer="layout" svg:x1="0.96cm" svg:y1="19.406cm" svg:x2="4.877cm" svg:y2="19.406cm">
          <text:p text:style-name="P4"><text:span text:style-name="T1">Inherits</text:span></text:p>
        </draw:line>
        <draw:line draw:style-name="gr21" draw:text-style-name="P9" draw:layer="layout" svg:x1="0.96cm" svg:y1="20.394cm" svg:x2="5.53cm" svg:y2="20.394cm">
          <text:p text:style-name="P4"><text:span text:style-name="T1">Includes Obj</text:span></text:p>
        </draw:line>
        <draw:custom-shape draw:style-name="gr22" draw:text-style-name="P5" xml:id="id9" draw:id="id9" draw:layer="layout" svg:width="4.898cm" svg:height="2.634cm" svg:x="1.285cm" svg:y="11.831cm">
          <text:p text:style-name="P1"><text:span text:style-name="T1">Electric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3" draw:text-style-name="P3" draw:layer="layout" svg:width="3.263cm" svg:height="4.28cm" svg:x="5.204cm" svg:y="14.466cm" svg:viewBox="0 0 3264 4281" svg:d="M0 0c0 1427 0 2854 0 4281 1088 0 2177 0 3264 0">
          <text:p/>
        </draw:path>
        <draw:custom-shape draw:style-name="gr24" draw:text-style-name="P5" xml:id="id6" draw:id="id6" draw:layer="layout" svg:width="6.202cm" svg:height="2.634cm" svg:x="17.462cm" svg:y="8.672cm">
          <text:p text:style-name="P1"><text:span text:style-name="T1">ElectricBEG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4" draw:layer="layout" draw:line-skew="1.495cm" svg:x1="20.563cm" svg:y1="11.306cm" svg:x2="13.366cm" svg:y2="18.088cm" draw:start-shape="id6" draw:start-glue-point="2" draw:end-shape="id11" draw:end-glue-point="0" svg:d="M20563 11306v4886h-7197v1896" svg:viewBox="0 0 7198 6783">
          <text:p/>
        </draw:connector>
        <draw:custom-shape draw:style-name="gr25" draw:text-style-name="P10" draw:layer="layout" svg:width="5.08cm" svg:height="1.905cm" svg:x="21.907cm" svg:y="2.222cm">
          <text:p text:style-name="P4">WireConnection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21.907cm" svg:y1="3.075cm" svg:x2="20.32cm" svg:y2="4.02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draw:marker draw:name="Arrowheads_20_3" draw:display-name="Arrowheads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14:31:45.058000000</meta:creation-date>
    <dc:date>2023-12-07T16:08:40.091000000</dc:date>
    <meta:editing-duration>PT3H57M58S</meta:editing-duration>
    <meta:editing-cycles>13</meta:editing-cycles>
    <meta:generator>LibreOffice/7.3.5.2$Windows_X86_64 LibreOffice_project/184fe81b8c8c30d8b5082578aee2fed2ea847c01</meta:generator>
    <meta:document-statistic meta:object-count="32"/>
  </office:meta>
</office:document-meta>
</file>